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3pt" fo:font-weight="bold" style:font-size-asian="11.3500003814697pt" style:font-weight-asian="bold" style:font-size-complex="13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Heading_20_5">
      <style:text-properties fo:font-size="13pt" fo:font-weight="normal" style:font-size-asian="13pt" style:font-weight-asian="normal" style:font-size-complex="13pt" style:font-weight-complex="normal"/>
    </style:style>
    <style:style style:name="P6" style:family="paragraph" style:parent-style-name="Standard" style:list-style-name="L1">
      <style:text-properties fo:font-size="13pt" fo:font-weight="normal" style:font-size-asian="11.3500003814697pt" style:font-weight-asian="normal" style:font-size-complex="13pt" style:font-weight-complex="normal"/>
    </style:style>
    <style:style style:name="P7" style:family="paragraph" style:parent-style-name="Standard" style:list-style-name="L2">
      <style:text-properties fo:font-size="13pt" fo:font-weight="normal" style:font-size-asian="11.3500003814697pt" style:font-weight-asian="normal" style:font-size-complex="13pt" style:font-weight-complex="normal"/>
    </style:style>
    <style:style style:name="P8" style:family="paragraph" style:parent-style-name="Standard" style:list-style-name="L3">
      <style:text-properties fo:font-size="13pt" fo:font-weight="normal" style:font-size-asian="11.3500003814697pt" style:font-weight-asian="normal" style:font-size-complex="13pt"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ize="13pt" fo:font-weight="bold" style:font-size-asian="11.3500003814697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4">Project Description</text:p>
      <text:p text:style-name="P4"/>
      <text:p text:style-name="P2">We are developing the software infrastructure for a global collection of publicly available TrackHubs, called the TrackHub Registry.</text:p>
      <text:p text:style-name="P2"/>
      <text:list xml:id="list11145772081" text:style-name="L1">
        <text:list-item>
          <text:p text:style-name="P6">The registry is a repository of data which describes metadata and configuraton properties of remote data hubs and their associated data tracks produced by others; it is not a repository of their track data and data hubs;</text:p>
        </text:list-item>
        <text:list-item>
          <text:p text:style-name="P6">External track producers register with the system and publish their remote data hubs on the registry, so these can be globally advertised to the scientific community;</text:p>
        </text:list-item>
        <text:list-item>
          <text:p text:style-name="P6">Users explore and search data sources published to the catalogue, and find those relevant for their research.</text:p>
        </text:list-item>
        <text:list-item>
          <text:p text:style-name="P6">The registry provides quick and relevant search results to the users.</text:p>
        </text:list-item>
      </text:list>
      <text:p text:style-name="P2"/>
      <text:p text:style-name="P4">Assumptions</text:p>
      <text:list xml:id="list1703229263" text:style-name="L2">
        <text:list-item>
          <text:p text:style-name="P7">The registry provides web services for external track providers to publish their hubs and control published content; Web services allows programmatic interaction with the registry which can be automated from the client side;</text:p>
        </text:list-item>
        <text:list-item>
          <text:p text:style-name="P7">We expect to use JSON as a data structure interchange format to describe data hubs. It's easy to understand and to parse by humans (for creating and submitting data hubs descriptions) and machines (to parse and validate the submitted data). JSON data can be validated against a schema;</text:p>
        </text:list-item>
        <text:list-item>
          <text:p text:style-name="P7">The search of data hubs is supported by a web interface; it might be supported by web services in upcoming releases to easily allow integration in genomic web browsers;</text:p>
        </text:list-item>
        <text:list-item>
          <text:p text:style-name="P7">We do not expect a significantly large number of data hubs to be published (on the order of a thousand), but the published data can have a significant size.</text:p>
        </text:list-item>
      </text:list>
      <text:p text:style-name="P2"/>
      <text:p text:style-name="P4">Risk Factors</text:p>
      <text:p text:style-name="P3"/>
      <text:list xml:id="list722049818" text:style-name="L3">
        <text:list-item>
          <text:p text:style-name="P8">Search has to be easy for people to understand and use, and it must provide relevant data;</text:p>
        </text:list-item>
        <text:list-item>
          <text:p text:style-name="P8">How to we handle storage crashing?</text:p>
        </text:list-item>
        <text:list-item>
          <text:p text:style-name="P8">How to we handle unavailability of a published data hub?</text:p>
        </text:list-item>
        <text:list-item>
          <text:p text:style-name="P8">The number of simultaneous users may be high;</text:p>
        </text:list-item>
        <text:list-item>
          <text:p text:style-name="P8">The system depends on many technologies which are difficult to maintain and integrate together.</text:p>
        </text:list-item>
      </text:list>
      <text:p text:style-name="P3"/>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10T14:46:33</dc:date>
    <dc:creator>Alessandro </dc:creator>
    <meta:editing-duration>PT5H41M54S</meta:editing-duration>
    <meta:editing-cycles>22</meta:editing-cycles>
    <meta:generator>LibreOffice/3.5$Linux_X86_64 LibreOffice_project/350m1$Build-2</meta:generator>
    <meta:document-statistic meta:table-count="0" meta:image-count="0" meta:object-count="0" meta:page-count="1" meta:paragraph-count="18" meta:word-count="324" meta:character-count="1925" meta:non-whitespace-character-count="1632"/>
  </office:meta>
</office:document-meta>
</file>